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fo:font-weight="bold" officeooo:rsid="000e6c12" officeooo:paragraph-rsid="000e6c12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6pt" style:text-underline-style="none" fo:font-weight="normal" officeooo:rsid="000f93f3" officeooo:paragraph-rsid="000f93f3" style:font-size-asian="14pt" style:font-weight-asian="normal" style:font-size-complex="16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6pt" style:text-underline-style="none" fo:font-weight="normal" officeooo:rsid="000f93f3" officeooo:paragraph-rsid="000fe210" style:font-size-asian="14pt" style:font-weight-asian="normal" style:font-size-complex="16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6pt" style:text-underline-style="none" fo:font-weight="normal" officeooo:rsid="000f93f3" officeooo:paragraph-rsid="00101096" style:font-size-asian="14pt" style:font-weight-asian="normal" style:font-size-complex="16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6pt" style:text-underline-style="none" fo:font-weight="normal" officeooo:rsid="000f93f3" officeooo:paragraph-rsid="00116952" style:font-size-asian="14pt" style:font-weight-asian="normal" style:font-size-complex="16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6pt" style:text-underline-style="none" fo:font-weight="normal" officeooo:rsid="000f93f3" officeooo:paragraph-rsid="0015c4c1" style:font-size-asian="14pt" style:font-weight-asian="normal" style:font-size-complex="16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6pt" style:text-underline-style="none" fo:font-weight="normal" officeooo:rsid="00116952" officeooo:paragraph-rsid="00116952" style:font-size-asian="14pt" style:font-weight-asian="normal" style:font-size-complex="16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6pt" style:text-underline-style="none" fo:font-weight="normal" officeooo:rsid="00116952" officeooo:paragraph-rsid="001198ac" style:font-size-asian="14pt" style:font-weight-asian="normal" style:font-size-complex="16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6pt" style:text-underline-style="none" fo:font-weight="normal" officeooo:rsid="00116952" officeooo:paragraph-rsid="00138a6c" style:font-size-asian="14pt" style:font-weight-asian="normal" style:font-size-complex="16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6pt" style:text-underline-style="none" fo:font-weight="normal" officeooo:rsid="0015145f" officeooo:paragraph-rsid="0015145f" style:font-size-asian="14pt" style:font-weight-asian="normal" style:font-size-complex="16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6pt" style:text-underline-style="none" fo:font-weight="bold" officeooo:rsid="000f93f3" officeooo:paragraph-rsid="000f93f3" style:font-size-asian="14pt" style:font-weight-asian="bold" style:font-size-complex="16pt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16pt" style:text-underline-style="none" fo:font-weight="bold" officeooo:rsid="000f93f3" officeooo:paragraph-rsid="00101096" style:font-size-asian="14pt" style:font-weight-asian="bold" style:font-size-complex="16pt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6pt" style:text-underline-style="solid" style:text-underline-width="auto" style:text-underline-color="font-color" fo:font-weight="bold" officeooo:rsid="000f93f3" officeooo:paragraph-rsid="000f93f3" style:font-size-asian="14pt" style:font-weight-asian="bold" style:font-size-complex="16pt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16pt" style:text-underline-style="solid" style:text-underline-width="auto" style:text-underline-color="font-color" fo:font-weight="bold" officeooo:rsid="000f93f3" officeooo:paragraph-rsid="00101096" style:font-size-asian="14pt" style:font-weight-asian="bold" style:font-size-complex="16pt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ize="16pt" style:text-underline-style="solid" style:text-underline-width="auto" style:text-underline-color="font-color" fo:font-weight="bold" officeooo:rsid="00116952" officeooo:paragraph-rsid="00116952" style:font-size-asian="14pt" style:font-weight-asian="bold" style:font-size-complex="16pt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ize="16pt" style:text-underline-style="solid" style:text-underline-width="auto" style:text-underline-color="font-color" fo:font-weight="bold" officeooo:rsid="00116952" officeooo:paragraph-rsid="00138a6c" style:font-size-asian="14pt" style:font-weight-asian="bold" style:font-size-complex="16pt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ize="16pt" style:text-underline-style="solid" style:text-underline-width="auto" style:text-underline-color="font-color" fo:font-weight="bold" officeooo:rsid="0015145f" officeooo:paragraph-rsid="0015145f" style:font-size-asian="14pt" style:font-weight-asian="bold" style:font-size-complex="16pt" style:font-weight-complex="bold"/>
    </style:style>
    <style:style style:name="T1" style:family="text">
      <style:text-properties officeooo:rsid="000fe210"/>
    </style:style>
    <style:style style:name="T2" style:family="text">
      <style:text-properties officeooo:rsid="000e6c12"/>
    </style:style>
    <style:style style:name="T3" style:family="text">
      <style:text-properties officeooo:rsid="00101096"/>
    </style:style>
    <style:style style:name="T4" style:family="text">
      <style:text-properties officeooo:rsid="00116952"/>
    </style:style>
    <style:style style:name="T5" style:family="text">
      <style:text-properties officeooo:rsid="001198ac"/>
    </style:style>
    <style:style style:name="T6" style:family="text">
      <style:text-properties officeooo:rsid="00138a6c"/>
    </style:style>
    <style:style style:name="T7" style:family="text">
      <style:text-properties officeooo:rsid="0015145f"/>
    </style:style>
    <style:style style:name="T8" style:family="text">
      <style:text-properties officeooo:rsid="0015c4c1"/>
    </style:style>
    <style:style style:name="T9" style:family="text">
      <style:text-properties style:text-underline-style="solid" style:text-underline-width="auto" style:text-underline-color="font-color" officeooo:rsid="000fe210"/>
    </style:style>
    <style:style style:name="T10" style:family="text">
      <style:text-properties style:text-underline-style="solid" style:text-underline-width="auto" style:text-underline-color="font-color" officeooo:rsid="00116952"/>
    </style:style>
    <style:style style:name="T11" style:family="text">
      <style:text-properties style:text-underline-style="solid" style:text-underline-width="auto" style:text-underline-color="font-color" officeooo:rsid="001198ac"/>
    </style:style>
    <style:style style:name="T12" style:family="text">
      <style:text-properties style:text-underline-style="solid" style:text-underline-width="auto" style:text-underline-color="font-color" officeooo:rsid="0015145f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0fe210" style:font-style-asian="italic" style:font-style-complex="italic"/>
    </style:style>
    <style:style style:name="T15" style:family="text">
      <style:text-properties fo:font-style="italic" officeooo:rsid="00116952" style:font-style-asian="italic" style:font-style-complex="italic"/>
    </style:style>
    <style:style style:name="T16" style:family="text">
      <style:text-properties fo:font-style="italic" officeooo:rsid="00101096" style:font-style-asian="italic" style:font-style-complex="italic"/>
    </style:style>
    <style:style style:name="T17" style:family="text">
      <style:text-properties fo:font-style="italic" officeooo:rsid="001198ac" style:font-style-asian="italic" style:font-style-complex="italic"/>
    </style:style>
    <style:style style:name="T18" style:family="text">
      <style:text-properties fo:font-style="italic" officeooo:rsid="00138a6c" style:font-style-asian="italic" style:font-style-complex="italic"/>
    </style:style>
    <style:style style:name="T19" style:family="text">
      <style:text-properties fo:font-style="italic" officeooo:rsid="0015c4c1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ation Arcade</text:p>
      <text:p text:style-name="P1"/>
      <text:p text:style-name="P2"/>
      <text:p text:style-name="P2"/>
      <text:p text:style-name="P11">Classe : Core</text:p>
      <text:p text:style-name="P2"/>
      <text:p text:style-name="P3"><text:tab/><text:span text:style-name="T2">Le Coeur du programme est initialisé dans le main. Il permet le <text:tab/>chargement de la librairie graphique indiqué par l’utilisateur et le <text:tab/>chargements de toutes les autres librairies graphiques en cas de <text:tab/>besoin. Il crée une liste des librairies situé dans un dossier spécifique. <text:tab/></text:span>Ces librairies seront donc utilisable par le programe.</text:p>
      <text:p text:style-name="P3"/>
      <text:p text:style-name="P3"><text:tab/><text:tab/><text:tab/><text:span text:style-name="T9">Public Functions</text:span><text:span text:style-name="T1"> :</text:span></text:p>
      <text:p text:style-name="P3"/>
      <text:p text:style-name="P3"><text:span text:style-name="T1"><text:tab/><text:tab/><text:tab/>explicit Core(const std::string &amp;libPath) ;</text:span></text:p>
      <text:p text:style-name="P3"><text:tab/><text:tab/><text:tab/><text:span text:style-name="T14">Constructeur</text:span></text:p>
      <text:p text:style-name="P3"><text:tab/><text:tab/><text:tab/><text:span text:style-name="T1">~Core() ;</text:span></text:p>
      <text:p text:style-name="P3"><text:tab/><text:tab/><text:tab/><text:span text:style-name="T14">Destructeur</text:span></text:p>
      <text:p text:style-name="P3"><text:tab/><text:tab/><text:tab/><text:span text:style-name="T1">int startArcade() ;</text:span></text:p>
      <text:p text:style-name="P6"><text:tab/><text:tab/><text:tab/><text:span text:style-name="T14">Début du Core et du programme</text:span></text:p>
      <text:p text:style-name="P3"><text:tab/><text:tab/><text:tab/><text:span text:style-name="T1">void parseLibDir() ;</text:span></text:p>
      <text:p text:style-name="P3"><text:tab/><text:tab/><text:tab/><text:span text:style-name="T14">Récupère toutes les librairies graphiques et les stock en <text:tab/><text:tab/><text:tab/>mémoire</text:span></text:p>
      <text:p text:style-name="P3"><text:tab/><text:tab/><text:tab/><text:span text:style-name="T1">void parseGameDir() ;</text:span></text:p>
      <text:p text:style-name="P3"><text:tab/><text:tab/><text:tab/><text:span text:style-name="T14">Récupère toutes les jeux et les stock en mémoire</text:span></text:p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4"/>
      <text:p text:style-name="P4"/>
      <text:p text:style-name="P12"><text:soft-page-break/>Classe : <text:span text:style-name="T4">ArgPargser</text:span></text:p>
      <text:p text:style-name="P4"><text:tab/></text:p>
      <text:p text:style-name="P4"><text:tab/><text:span text:style-name="T4">La classe ArgParser permet la gestion et le parsing des arguments</text:span></text:p>
      <text:p text:style-name="P2"/>
      <text:p text:style-name="P2"><text:tab/><text:tab/><text:span text:style-name="T10">Public Functions :</text:span></text:p>
      <text:p text:style-name="P2"><text:tab/></text:p>
      <text:p text:style-name="P2"><text:tab/><text:tab/><text:span text:style-name="T4">ArgParser() ;</text:span></text:p>
      <text:p text:style-name="P2"><text:tab/><text:tab/><text:span text:style-name="T15">Constructeur</text:span></text:p>
      <text:p text:style-name="P2"><text:tab/><text:tab/><text:span text:style-name="T4">~ArgParser() ;</text:span></text:p>
      <text:p text:style-name="P2"><text:tab/><text:tab/><text:span text:style-name="T15">Destructeur</text:span></text:p>
      <text:p text:style-name="P2"><text:tab/><text:tab/><text:span text:style-name="T4">static int parseArgs(int argc, char **argv) ;</text:span></text:p>
      <text:p text:style-name="P2"><text:tab/><text:tab/><text:span text:style-name="T15">Permet la gestion et le parsing des arguments</text:span></text:p>
      <text:p text:style-name="P2"/>
      <text:p text:style-name="P2"/>
      <text:p text:style-name="P2"/>
      <text:p text:style-name="P13">Classe : GameLibLoader</text:p>
      <text:p text:style-name="P2"/>
      <text:p text:style-name="P3"><text:tab/>Le GameLibLoader permet le chargement, la gestion et la <text:tab/><text:span text:style-name="T3">f</text:span>ermeture des <text:span text:style-name="T1">jeux</text:span>.</text:p>
      <text:p text:style-name="P3"/>
      <text:p text:style-name="P3"><text:span text:style-name="T1"><text:tab/><text:tab/></text:span><text:span text:style-name="T9">Public Functions :</text:span></text:p>
      <text:p text:style-name="P3"/>
      <text:p text:style-name="P3"><text:tab/><text:tab/><text:span text:style-name="T3">GameLibLoader() ;</text:span></text:p>
      <text:p text:style-name="P3"><text:tab/><text:tab/><text:span text:style-name="T16">Constructeur</text:span></text:p>
      <text:p text:style-name="P3"><text:tab/><text:tab/><text:span text:style-name="T3">~GameLibLoader() ;</text:span></text:p>
      <text:p text:style-name="P3"><text:tab/><text:tab/><text:span text:style-name="T16">Destructeur</text:span></text:p>
      <text:p text:style-name="P3"><text:tab/><text:tab/><text:span text:style-name="T3">IGameLib *getLibInstance() ;</text:span></text:p>
      <text:p text:style-name="P3"><text:tab/><text:tab/><text:span text:style-name="T16">Retourne un objet crée par une libraire graphiques</text:span></text:p>
      <text:p text:style-name="P3"><text:tab/><text:tab/><text:span text:style-name="T3">bool loadLib(const std::string &amp;libPath) ;</text:span></text:p>
      <text:p text:style-name="P3"><text:tab/><text:tab/><text:span text:style-name="T16">Charge la librairie qui a été entré en argument et sauvegarde <text:tab/><text:tab/>l’instance de la librairie dans l’objet</text:span></text:p>
      <text:p text:style-name="P3"><text:tab/><text:tab/><text:span text:style-name="T3">bool isElfFile(const std::string &amp;libPath) const ;</text:span></text:p>
      <text:p text:style-name="P3"><text:tab/><text:tab/><text:span text:style-name="T16">Vérifie si la librairie demandé existe</text:span></text:p>
      <text:p text:style-name="P3"><text:tab/><text:tab/><text:span text:style-name="T3">bool unloadLib() ;</text:span></text:p>
      <text:p text:style-name="P3"><text:tab/><text:tab/><text:span text:style-name="T16">Permet la fermeture de la libraire</text:span></text:p>
      <text:p text:style-name="P4"><text:tab/></text:p>
      <text:p text:style-name="P4"><text:tab/></text:p>
      <text:p text:style-name="P4"/>
      <text:p text:style-name="P4"/>
      <text:p text:style-name="P13"><text:soft-page-break/>Classe : GraphLibLoader</text:p>
      <text:p text:style-name="P2"/>
      <text:p text:style-name="P4"><text:tab/>Le GameLibLoader permet le chargement, la gestion et la <text:tab/><text:span text:style-name="T3">f</text:span>ermeture des <text:span text:style-name="T1">jeux</text:span>.</text:p>
      <text:p text:style-name="P4"/>
      <text:p text:style-name="P3"><text:span text:style-name="T1"><text:tab/><text:tab/></text:span><text:span text:style-name="T9">Public Functions :</text:span></text:p>
      <text:p text:style-name="P3"><text:tab/></text:p>
      <text:p text:style-name="P4"><text:tab/><text:tab/><text:span text:style-name="T3">GraphLibLoader() ;</text:span></text:p>
      <text:p text:style-name="P4"><text:tab/><text:tab/><text:span text:style-name="T16">Constructeur</text:span></text:p>
      <text:p text:style-name="P4"><text:tab/><text:tab/><text:span text:style-name="T3">~GraphLibLoader() ;</text:span></text:p>
      <text:p text:style-name="P4"><text:tab/><text:tab/><text:span text:style-name="T16">Destructeur</text:span></text:p>
      <text:p text:style-name="P4"><text:tab/><text:tab/><text:span text:style-name="T3">IGrapiqueLib *getLibInstance() ;</text:span></text:p>
      <text:p text:style-name="P4"><text:tab/><text:tab/><text:span text:style-name="T16">Retourne un objet crée par une libraire graphiques</text:span></text:p>
      <text:p text:style-name="P4"><text:tab/><text:tab/><text:span text:style-name="T3">bool loadLib(const std::string &amp;libPath) ;</text:span></text:p>
      <text:p text:style-name="P6"><text:tab/><text:tab/><text:span text:style-name="T16">Charge la librairie qui a été entré en argument et sauvegarde <text:tab/><text:tab/>l’instance de la librairie dans l’objet</text:span></text:p>
      <text:p text:style-name="P4"><text:span text:style-name="T3"><text:tab/><text:tab/>bool isElfFile(const std::string &amp;libPath) const ;</text:span></text:p>
      <text:p text:style-name="P4"><text:tab/><text:tab/><text:span text:style-name="T16">Vérifie si la librairie demandé existe</text:span></text:p>
      <text:p text:style-name="P4"><text:tab/><text:tab/><text:span text:style-name="T3">bool unloadLib() ;</text:span></text:p>
      <text:p text:style-name="P4"><text:tab/><text:tab/><text:span text:style-name="T16">Permet la fermeture de la libraire</text:span></text:p>
      <text:p text:style-name="P4"/>
      <text:p text:style-name="P4"/>
      <text:p text:style-name="P14"><text:span text:style-name="T4">Classe : Color</text:span></text:p>
      <text:p text:style-name="P4"/>
      <text:p text:style-name="P4"><text:tab/><text:span text:style-name="T4">La classe Color permet la création et la manipulation des couleurs <text:tab/>utilisés pour les jeux</text:span></text:p>
      <text:p text:style-name="P4"><text:tab/></text:p>
      <text:p text:style-name="P4"><text:tab/><text:tab/><text:span text:style-name="T10">Public Function :</text:span></text:p>
      <text:p text:style-name="P4"><text:tab/></text:p>
      <text:p text:style-name="P5"><text:tab/><text:tab/><text:span text:style-name="T4">Color(unsigned char red = 0, <text:s/>unsigned char green = 0, <text:s/><text:tab/><text:tab/><text:tab/><text:tab/>unsigned char blue = 0, <text:s/>unsigned char alpha = 0)</text:span></text:p>
      <text:p text:style-name="P5"><text:tab/><text:tab/><text:span text:style-name="T15">Constructeur</text:span></text:p>
      <text:p text:style-name="P5"><text:tab/><text:tab/><text:span text:style-name="T4">~Color() ;</text:span></text:p>
      <text:p text:style-name="P5"><text:tab/><text:tab/><text:span text:style-name="T15">Destructeur</text:span></text:p>
      <text:p text:style-name="P5"><text:tab/><text:tab/><text:span text:style-name="T4">Unsigned char getRed() const ;</text:span></text:p>
      <text:p text:style-name="P5"><text:tab/><text:tab/><text:span text:style-name="T4">Unsigned char getGreen() const ;</text:span></text:p>
      <text:p text:style-name="P5"><text:tab/><text:tab/><text:span text:style-name="T4">Unsigned char getBlue() const ;</text:span></text:p>
      <text:p text:style-name="P5"><text:tab/><text:tab/><text:span text:style-name="T4">Unsigned char getAlpha() const ;</text:span></text:p>
      <text:p text:style-name="P5"><text:tab/><text:tab/><text:span text:style-name="T15">Récupération des valeurs d’un objet couleur</text:span></text:p>
      <text:p text:style-name="P7"><text:soft-page-break/><text:tab/><text:tab/>void setRed(unsigned char red) ;</text:p>
      <text:p text:style-name="P7"><text:tab/><text:tab/>void setGreen(unsigned char red) ;</text:p>
      <text:p text:style-name="P7"><text:tab/><text:tab/>void setBlue(unsigned char red) ;</text:p>
      <text:p text:style-name="P7"><text:tab/><text:tab/>void setAlpha(unsigned char red) ;</text:p>
      <text:p text:style-name="P7"><text:tab/><text:tab/><text:span text:style-name="T13">I</text:span><text:span text:style-name="T17">nitialisation de valeur pour un objet couleur</text:span></text:p>
      <text:p text:style-name="P7"/>
      <text:p text:style-name="P7"/>
      <text:p text:style-name="P15"><text:span text:style-name="T5">Classe : PixelBox</text:span></text:p>
      <text:p text:style-name="P7"><text:tab/></text:p>
      <text:p text:style-name="P7"><text:tab/><text:span text:style-name="T5">La Classe PixelBox permet la création et la manipulation de pixels <text:tab/>dans le jeu</text:span></text:p>
      <text:p text:style-name="P7"/>
      <text:p text:style-name="P7"><text:tab/><text:tab/><text:span text:style-name="T11">Public Functions :</text:span></text:p>
      <text:p text:style-name="P7"/>
      <text:p text:style-name="P8"><text:tab/><text:tab/><text:span text:style-name="T5">PixelBox(Vect&lt;size_t&gt; size = Vect&lt;size_t&gt;(), Vect&lt;size_t&gt; pos <text:tab/><text:tab/><text:tab/><text:tab/>= Vect&lt;size_t&gt;(), Color col = Color(255, 255, 255, <text:tab/><text:tab/><text:tab/><text:tab/>255)) ;</text:span></text:p>
      <text:p text:style-name="P8"><text:tab/><text:tab/><text:span text:style-name="T17">Constructeur</text:span></text:p>
      <text:p text:style-name="P8"><text:tab/><text:tab/><text:span text:style-name="T5">~PixelBox() ;</text:span></text:p>
      <text:p text:style-name="P8"><text:tab/><text:tab/><text:span text:style-name="T17">Destructeur</text:span></text:p>
      <text:p text:style-name="P8"><text:tab/><text:tab/><text:span text:style-name="T5">size_t getHeight() const ;</text:span></text:p>
      <text:p text:style-name="P8"><text:tab/><text:tab/><text:span text:style-name="T5">size_t get_Y() const ;</text:span></text:p>
      <text:p text:style-name="P8"><text:tab/><text:tab/><text:span text:style-name="T5">size_t getWidth() const ;</text:span></text:p>
      <text:p text:style-name="P8"><text:tab/><text:tab/><text:span text:style-name="T5">size_t get_X() const ;</text:span></text:p>
      <text:p text:style-name="P8"><text:tab/><text:tab/><text:span text:style-name="T5">Vect&lt;size_t&gt; getPos() const ;</text:span></text:p>
      <text:p text:style-name="P8"><text:tab/><text:tab/><text:span text:style-name="T18">Récupération des valeurs pour un objet pixel</text:span></text:p>
      <text:p text:style-name="P8"><text:tab/><text:tab/><text:span text:style-name="T6">void setHeight(size_t height) ;</text:span></text:p>
      <text:p text:style-name="P8"><text:tab/><text:tab/><text:span text:style-name="T6">void setY(size_t y) ;</text:span></text:p>
      <text:p text:style-name="P8"><text:tab/><text:tab/>v<text:span text:style-name="T6">oid setWidth(size_t width) ;</text:span></text:p>
      <text:p text:style-name="P9"><text:tab/><text:tab/><text:span text:style-name="T6">void setX(size_t x) ;</text:span></text:p>
      <text:p text:style-name="P9"><text:tab/><text:tab/><text:span text:style-name="T6">void setPos(Vect&lt;size_t&gt; pos) ;</text:span></text:p>
      <text:p text:style-name="P9"><text:tab/><text:tab/><text:span text:style-name="T18">Initialisation de chaque valeur pour un objet pixel</text:span></text:p>
      <text:p text:style-name="P9"><text:tab/><text:tab/><text:span text:style-name="T6">void putPixel(Vect&lt;size_t&gt; pos, Color col) ;</text:span></text:p>
      <text:p text:style-name="P9"><text:tab/><text:tab/><text:span text:style-name="T18">Pose d’un pixel</text:span></text:p>
      <text:p text:style-name="P9"/>
      <text:p text:style-name="P9"/>
      <text:p text:style-name="P8"><text:tab/><text:tab/></text:p>
      <text:p text:style-name="P7"/>
      <text:p text:style-name="P7"/>
      <text:p text:style-name="P16"><text:soft-page-break/><text:span text:style-name="T5">Classe : TextBox</text:span></text:p>
      <text:p text:style-name="P9"><text:tab/></text:p>
      <text:p text:style-name="P9"><text:tab/><text:span text:style-name="T5">La Classe TextBox permet la création et la manipulation de textes <text:tab/>dans le jeu</text:span></text:p>
      <text:p text:style-name="P9"/>
      <text:p text:style-name="P9"><text:tab/><text:tab/><text:span text:style-name="T11">Public Functions :</text:span></text:p>
      <text:p text:style-name="P9"/>
      <text:p text:style-name="P9"><text:tab/><text:tab/><text:span text:style-name="T6">TextBox(std::string const &amp;text, Vect&lt;size_t&gt; pos, <text:tab/><text:tab/><text:tab/><text:tab/><text:tab/><text:tab/>size_t fontSize = 30, Color color = Color(255, 255, <text:tab/><text:tab/><text:tab/><text:tab/>255, <text:tab/>255), Color backgroundColor = Color(0, 0, <text:tab/><text:tab/><text:tab/><text:tab/><text:tab/>0, 255) ) ;</text:span></text:p>
      <text:p text:style-name="P9"><text:tab/><text:tab/><text:span text:style-name="T17">Constructeur</text:span></text:p>
      <text:p text:style-name="P9"><text:tab/><text:tab/><text:span text:style-name="T5">~TextBox() ;</text:span></text:p>
      <text:p text:style-name="P9"><text:tab/><text:tab/><text:span text:style-name="T17">Destructeur</text:span></text:p>
      <text:p text:style-name="P9"><text:tab/><text:tab/><text:span text:style-name="T6">const std::string &amp;getValue() const ;</text:span></text:p>
      <text:p text:style-name="P9"><text:tab/><text:tab/><text:span text:style-name="T5">size_t get_Y() const ;</text:span></text:p>
      <text:p text:style-name="P9"><text:tab/><text:tab/><text:span text:style-name="T5">size_t get_X() const ;</text:span></text:p>
      <text:p text:style-name="P9"><text:tab/><text:tab/><text:span text:style-name="T5">Vect&lt;size_t&gt; getPos() const ;</text:span></text:p>
      <text:p text:style-name="P9"><text:tab/><text:tab/><text:span text:style-name="T5">size_t getFontSize() const ;</text:span></text:p>
      <text:p text:style-name="P9"><text:tab/><text:tab/><text:span text:style-name="T6">Color getColor() const ;</text:span></text:p>
      <text:p text:style-name="P9"><text:tab/><text:tab/><text:span text:style-name="T6">Color getBackgroundColor() const ;</text:span></text:p>
      <text:p text:style-name="P9"><text:tab/><text:tab/><text:span text:style-name="T18">Récupération des valeurs pour un objet texte</text:span></text:p>
      <text:p text:style-name="P9"><text:tab/><text:tab/><text:span text:style-name="T6">void setValue(std::string const &amp;text) ;</text:span></text:p>
      <text:p text:style-name="P9"><text:tab/><text:tab/><text:span text:style-name="T6">void setColor(Color color) ;</text:span></text:p>
      <text:p text:style-name="P9"><text:tab/><text:tab/>v<text:span text:style-name="T6">oid setBackgroundColor(Color color) ;</text:span></text:p>
      <text:p text:style-name="P9"><text:tab/><text:tab/><text:span text:style-name="T6">void setY(size_t y) ;</text:span></text:p>
      <text:p text:style-name="P9"><text:tab/><text:tab/><text:span text:style-name="T6">void setX(size_t x) ;</text:span></text:p>
      <text:p text:style-name="P9"><text:tab/><text:tab/><text:span text:style-name="T6">void setPos(Vect&lt;size_t&gt; pos) ;</text:span></text:p>
      <text:p text:style-name="P9"><text:tab/><text:tab/><text:span text:style-name="T6">void setFontSize() ;</text:span></text:p>
      <text:p text:style-name="P9"><text:tab/><text:tab/><text:span text:style-name="T18">Initialisation de chaque valeur pour un objet texte</text:span></text:p>
      <text:p text:style-name="P9"/>
      <text:p text:style-name="P9"/>
      <text:p text:style-name="P9"/>
      <text:p text:style-name="P17">Enum : Keys</text:p>
      <text:p text:style-name="P10"><text:tab/></text:p>
      <text:p text:style-name="P10"><text:tab/>enumération listant toutes les touches utilisable dans un jeudi</text:p>
      <text:p text:style-name="P10"/>
      <text:p text:style-name="P10"/>
      <text:p text:style-name="P10"/>
      <text:p text:style-name="P17"><text:soft-page-break/>Classe : LogicExeption</text:p>
      <text:p text:style-name="P9"><text:tab/></text:p>
      <text:p text:style-name="P9"><text:tab/><text:span text:style-name="T7">La classe LogicExeption permet l ‘affichage d’un message lors d’une <text:tab/>erreur</text:span></text:p>
      <text:p text:style-name="P9"><text:tab/></text:p>
      <text:p text:style-name="P9"><text:tab/><text:span text:style-name="T12">Public functions :</text:span><text:span text:style-name="T7"> </text:span></text:p>
      <text:p text:style-name="P9"><text:tab/><text:tab/></text:p>
      <text:p text:style-name="P9"><text:tab/><text:span text:style-name="T7">explicit LogicExeption (const std::string &amp;message) ;</text:span></text:p>
      <text:p text:style-name="P9"><text:tab/><text:span text:style-name="T19">Constructeur</text:span></text:p>
      <text:p text:style-name="P9"><text:tab/><text:span text:style-name="T8">~LogicExeption() ;</text:span></text:p>
      <text:p text:style-name="P9"><text:tab/><text:span text:style-name="T19">Destructeur</text:span></text:p>
      <text:p text:style-name="P9"><text:tab/><text:span text:style-name="T8">const std::string &amp;what() ;</text:span></text:p>
      <text:p text:style-name="P9"><text:tab/></text:p>
      <text:p text:style-name="P9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8T15:42:45.450965678</meta:creation-date>
    <meta:editing-duration>PT8M36S</meta:editing-duration>
    <meta:editing-cycles>3</meta:editing-cycles>
    <meta:generator>LibreOffice/5.1.6.2$Linux_X86_64 LibreOffice_project/10m0$Build-2</meta:generator>
    <dc:date>2018-04-08T16:57:29.467425271</dc:date>
    <meta:document-statistic meta:table-count="0" meta:image-count="0" meta:object-count="0" meta:page-count="6" meta:paragraph-count="140" meta:word-count="663" meta:character-count="4652" meta:non-whitespace-character-count="3821"/>
  </office:meta>
</office:document-meta>
</file>